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32cf5" officeooo:paragraph-rsid="00032cf5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3" style:family="paragraph" style:parent-style-name="Preformatted_20_Text" style:list-style-name="L1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4" style:family="paragraph" style:parent-style-name="Preformatted_20_Text" style:list-style-name="L2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5" style:family="paragraph" style:parent-style-name="Preformatted_20_Text" style:list-style-name="L3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officeooo:rsid="0006f5ab" officeooo:paragraph-rsid="0006f5ab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9" style:family="paragraph" style:parent-style-name="Preformatted_20_Text" style:list-style-name="L4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10" style:family="paragraph" style:parent-style-name="Preformatted_20_Text" style:list-style-name="L5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officeooo:rsid="0008a9a0" officeooo:paragraph-rsid="0008a9a0"/>
    </style:style>
    <style:style style:name="P12" style:family="paragraph" style:parent-style-name="Preformatted_20_Text" style:list-style-name="L6">
      <style:paragraph-properties fo:margin-top="0cm" fo:margin-bottom="0cm" loext:contextual-spacing="false" fo:padding="0cm" fo:border="none"/>
      <style:text-properties officeooo:rsid="0008a9a0" officeooo:paragraph-rsid="0008a9a0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14" style:family="paragraph" style:parent-style-name="Preformatted_20_Text" style:list-style-name="L7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15" style:family="paragraph" style:parent-style-name="Preformatted_20_Text" style:list-style-name="L9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16" style:family="paragraph" style:parent-style-name="Preformatted_20_Text" style:list-style-name="L10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17" style:family="paragraph" style:parent-style-name="Preformatted_20_Text" style:list-style-name="L11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19" style:family="paragraph" style:parent-style-name="Preformatted_20_Text" style:list-style-name="L12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0" style:family="paragraph" style:parent-style-name="Preformatted_20_Text" style:list-style-name="L13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1" style:family="paragraph" style:parent-style-name="Preformatted_20_Text" style:list-style-name="L14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2" style:family="paragraph" style:parent-style-name="Preformatted_20_Text" style:list-style-name="L15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officeooo:rsid="000d767e" officeooo:paragraph-rsid="000d767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fo:font-weight="bold" officeooo:rsid="000d767e" officeooo:paragraph-rsid="000d767e" style:font-weight-asian="bold" style:font-weight-complex="bold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fo:font-style="italic" fo:font-weight="bold" officeooo:rsid="000d767e" officeooo:paragraph-rsid="000d767e" style:font-style-asian="italic" style:font-weight-asian="bold" style:font-style-complex="italic" style:font-weight-complex="bold"/>
    </style:style>
    <style:style style:name="P26" style:family="paragraph" style:parent-style-name="Preformatted_20_Text">
      <style:paragraph-properties fo:margin-top="0cm" fo:margin-bottom="0cm" loext:contextual-spacing="false" fo:padding="0cm" fo:border="none"/>
      <style:text-properties fo:font-style="italic" fo:font-weight="bold" officeooo:rsid="000f598f" officeooo:paragraph-rsid="000f598f" style:font-style-asian="italic" style:font-weight-asian="bold" style:font-style-complex="italic" style:font-weight-complex="bold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fo:font-style="normal" fo:font-weight="normal" officeooo:rsid="000f598f" officeooo:paragraph-rsid="000f598f" style:font-style-asian="normal" style:font-weight-asian="normal" style:font-style-complex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officeooo:rsid="00032cf5" officeooo:paragraph-rsid="00032cf5"/>
    </style:style>
    <style:style style:name="T1" style:family="text">
      <style:text-properties officeooo:rsid="0006f5a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d767e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data Ready for Analysis</text:p>
      <text:list xml:id="list3121594469676003265" text:style-name="L1">
        <text:list-item>
          <text:p text:style-name="P3">finding and extracting raw data</text:p>
        </text:list-item>
        <text:list-item>
          <text:p text:style-name="P3">Tidy data principles and how to make data tiny</text:p>
        </text:list-item>
        <text:list-item>
          <text:p text:style-name="P3">Practical implementation through a range of R packages</text:p>
        </text:list-item>
      </text:list>
      <text:p text:style-name="P2">Dependencies</text:p>
      <text:list xml:id="list1338717445407475671" text:style-name="L2">
        <text:list-item>
          <text:p text:style-name="P4">Data Sientist’s toolbox</text:p>
        </text:list-item>
        <text:list-item>
          <text:p text:style-name="P4">R Programing</text:p>
        </text:list-item>
      </text:list>
      <text:p text:style-name="P2">Useful</text:p>
      <text:list xml:id="list8172022345234227792" text:style-name="L3">
        <text:list-item>
          <text:p text:style-name="P5">Exploratory analysis</text:p>
        </text:list-item>
        <text:list-item>
          <text:p text:style-name="P5">Reporting data and repoducible reseach</text:p>
        </text:list-item>
      </text:list>
      <text:p text:style-name="P2"/>
      <text:p text:style-name="P2"><text:span text:style-name="T1">&lt;&lt;</text:span>Rawdata --&gt; Processing Script --&gt; tidy data <text:span text:style-name="T1">&gt;&gt; </text:span>--&gt; data analysis --&gt; data communication.</text:p>
      <text:p text:style-name="P28"/>
      <text:p text:style-name="P2"/>
      <text:p text:style-name="P7">Definiftion</text:p>
      <text:p text:style-name="P7">Data are values of qualitatie or quantitative variables, belonging t a set of items.</text:p>
      <text:p text:style-name="P8"/>
      <text:p text:style-name="P8">Raw Vs. Processed data</text:p>
      <text:p text:style-name="P8">Raw Data</text:p>
      <text:list xml:id="list1239730694154266106" text:style-name="L4">
        <text:list-item>
          <text:p text:style-name="P9">The original source of the data</text:p>
        </text:list-item>
        <text:list-item>
          <text:p text:style-name="P9">Often hard to use for data analysis</text:p>
        </text:list-item>
        <text:list-item>
          <text:p text:style-name="P9">Data analysis includes processing</text:p>
        </text:list-item>
        <text:list-item>
          <text:p text:style-name="P9">Raw data may only need to berocessed once</text:p>
        </text:list-item>
      </text:list>
      <text:p text:style-name="P8">Processed Data</text:p>
      <text:list xml:id="list6428770274063978529" text:style-name="L5">
        <text:list-item>
          <text:p text:style-name="P10">Data that isready for analysis</text:p>
        </text:list-item>
        <text:list-item>
          <text:p text:style-name="P10">Processing can include merging, subsetting, transforming etc.</text:p>
        </text:list-item>
        <text:list-item>
          <text:p text:style-name="P10">There may be standardds for processing</text:p>
        </text:list-item>
        <text:list-item>
          <text:p text:style-name="P10">All steps should be recorded</text:p>
        </text:list-item>
      </text:list>
      <text:p text:style-name="P8"/>
      <text:p text:style-name="P11">Components of Tidy Data</text:p>
      <text:p text:style-name="P11">The four important things</text:p>
      <text:list xml:id="list2166226726084573219" text:style-name="L6">
        <text:list-item>
          <text:p text:style-name="P12">The raw data</text:p>
        </text:list-item>
        <text:list-item>
          <text:p text:style-name="P12">A tidy data set</text:p>
        </text:list-item>
        <text:list-item>
          <text:p text:style-name="P12">A code book (metadata) describing each variable and its values in the tidy set</text:p>
        </text:list-item>
        <text:list-item>
          <text:p text:style-name="P12">An explicit and exact recipeyou used to go from <text:s/>-&gt; 2,3</text:p>
        </text:list-item>
      </text:list>
      <text:p text:style-name="P11"/>
      <text:p text:style-name="P24">Components of Tidy Data</text:p>
      <text:p text:style-name="P11"/>
      <text:p text:style-name="P13">The Raw Data</text:p>
      <text:list xml:id="list4355604804349682723" text:style-name="L7">
        <text:list-item>
          <text:p text:style-name="P14">Strange binary file your measurement system spits out</text:p>
        </text:list-item>
        <text:list-item>
          <text:p text:style-name="P14">The unformatted Excel file with 10 worksheets the company you contracted sent you</text:p>
        </text:list-item>
        <text:list-item>
          <text:p text:style-name="P14">The complicated JSON data you got from scraping the twitter API</text:p>
        </text:list-item>
        <text:list-item>
          <text:p text:style-name="P14">The hand entered numbers you collected looking through the microscope</text:p>
        </text:list-item>
      </text:list>
      <text:p text:style-name="P13"/>
      <text:p text:style-name="P13">You know the raw data s the right format if you</text:p>
      <text:list xml:id="list3017636722144403698" text:style-name="L9">
        <text:list-item>
          <text:p text:style-name="P15">Ran no software on the data</text:p>
        </text:list-item>
        <text:list-item>
          <text:p text:style-name="P15">Did not manipulate ay numbers in the data</text:p>
        </text:list-item>
        <text:list-item>
          <text:p text:style-name="P15">You did not remove any data from the dataset</text:p>
        </text:list-item>
        <text:list-item>
          <text:p text:style-name="P15">You did not summarize the data in any manner</text:p>
        </text:list-item>
      </text:list>
      <text:p text:style-name="P13"/>
      <text:p text:style-name="P13">The Tidy data</text:p>
      <text:list xml:id="list6323732164574048147" text:style-name="L10">
        <text:list-item>
          <text:p text:style-name="P16">Each variable you measure should be in one column</text:p>
        </text:list-item>
        <text:list-item>
          <text:p text:style-name="P16">Each different observation of that variable should be in a different row</text:p>
        </text:list-item>
        <text:list-item>
          <text:p text:style-name="P16"><text:soft-page-break/>There shouold be one table for each <text:span text:style-name="T2">“kind”</text:span> of variable</text:p>
        </text:list-item>
        <text:list-item>
          <text:p text:style-name="P16">If you have multiple tables, they should have one column that would allow the tables to be linked</text:p>
        </text:list-item>
      </text:list>
      <text:p text:style-name="P13"/>
      <text:p text:style-name="P13">Important</text:p>
      <text:list xml:id="list9107540083474747990" text:style-name="L11">
        <text:list-item>
          <text:p text:style-name="P17">Include a row at the top of each file with variable names</text:p>
        </text:list-item>
        <text:list-item>
          <text:p text:style-name="P17">Make variable names human readable</text:p>
        </text:list-item>
        <text:list-item>
          <text:p text:style-name="P17">In general the data shouold be saved in one file per table</text:p>
        </text:list-item>
      </text:list>
      <text:p text:style-name="P13"/>
      <text:p text:style-name="P18">The Code book</text:p>
      <text:list xml:id="list1914203017234543638" text:style-name="L12">
        <text:list-item>
          <text:p text:style-name="P19">Information about the variables (including units of measurement) in the dataset not contained in the data</text:p>
        </text:list-item>
        <text:list-item>
          <text:p text:style-name="P19">Information about the Summary choices you make</text:p>
        </text:list-item>
        <text:list-item>
          <text:p text:style-name="P19">Information about the study design you used</text:p>
        </text:list-item>
      </text:list>
      <text:p text:style-name="P18">Other important</text:p>
      <text:list xml:id="list7019678288425684855" text:style-name="L13">
        <text:list-item>
          <text:p text:style-name="P20">This normally is word/text file</text:p>
        </text:list-item>
        <text:list-item>
          <text:p text:style-name="P20">There should be a section called “study design” that has a thorough description of how you collected the data</text:p>
        </text:list-item>
        <text:list-item>
          <text:p text:style-name="P20">There must e a section called the “Code Book” that describes each variable and its units.</text:p>
        </text:list-item>
      </text:list>
      <text:p text:style-name="P18"/>
      <text:p text:style-name="P18">The Instruction list</text:p>
      <text:list xml:id="list6828197144647951558" text:style-name="L14">
        <text:list-item>
          <text:p text:style-name="P21">Ideally a computer script (in R :-), but python is also OK)</text:p>
        </text:list-item>
        <text:list-item>
          <text:p text:style-name="P21">The input for the script is the raw data</text:p>
        </text:list-item>
        <text:list-item>
          <text:p text:style-name="P21">The output is the processed Tidy data</text:p>
        </text:list-item>
        <text:list-item>
          <text:p text:style-name="P21">There are no parameters to the script</text:p>
        </text:list-item>
      </text:list>
      <text:p text:style-name="P18">In some cases it may not be possible to script every step, In that case instructions similar to the following to be inclded</text:p>
      <text:list xml:id="list7432936605159453044" text:style-name="L15">
        <text:list-item>
          <text:p text:style-name="P22">Step-1: take the raw file, run version 3.1.2 of summarize software with parameters a=1, b=2 c=3 </text:p>
        </text:list-item>
        <text:list-item>
          <text:p text:style-name="P22">Step-2: run the software separately for each sample</text:p>
        </text:list-item>
        <text:list-item>
          <text:p text:style-name="P22">Setp-3: take column 3 of the outputfile.out for each sample and that is the corresponding row in the output <text:span text:style-name="T5">data</text:span></text:p>
        </text:list-item>
      </text:list>
      <text:p text:style-name="P18"/>
      <text:p text:style-name="P24">Downloading Files</text:p>
      <text:p text:style-name="P23"/>
      <text:p text:style-name="P25">Get and set workig directories</text:p>
      <text:p text:style-name="P23">getwd(url)</text:p>
      <text:p text:style-name="P23">setwd(url)</text:p>
      <text:p text:style-name="P23">url is absolute or relative path</text:p>
      <text:p text:style-name="P23"/>
      <text:p text:style-name="P23">Checking for ad creating directories</text:p>
      <text:p text:style-name="P23">file.exists(“directoryName”) --&gt; returns TRUE / FALSE</text:p>
      <text:p text:style-name="P23">dir.create(“directoryName”) <text:s/>--&gt; creates directory in working directory</text:p>
      <text:p text:style-name="P23"/>
      <text:p text:style-name="P23">usage</text:p>
      <text:p text:style-name="P23"/>
      <text:p text:style-name="P23">if(!file.exists(“directoryName”){</text:p>
      <text:p text:style-name="P23"><text:tab/>dir.create(“directoryName”)</text:p>
      <text:p text:style-name="P23">}</text:p>
      <text:p text:style-name="P23"/>
      <text:p text:style-name="P26">Get files from internet</text:p>
      <text:p text:style-name="P27"/>
      <text:p text:style-name="P27">download.file(url, destfile, method)</text:p>
      <text:p text:style-name="P27">useful for tab deimited, csv, text files and such.</text:p>
      <text:p text:style-name="P27"/>
      <text:p text:style-name="P27">Usage</text:p>
      <text:p text:style-name="P27"/>
      <text:p text:style-name="P27"><text:soft-page-break/>fileURL &lt;- “https://data.baltimore.gov/api/views/dz54-2aru/rows.csv?acesstype=DOWNLOAD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52:21.102742498</meta:creation-date>
    <dc:date>2016-08-02T14:33:58.496906126</dc:date>
    <meta:editing-duration>PT5H10M46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3" meta:paragraph-count="84" meta:word-count="630" meta:character-count="3560" meta:non-whitespace-character-count="3063"/>
  </office:meta>
</office:document-meta>
</file>